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6.98mm" fo:margin-left="43.82mm" table:align="left" style:writing-mode="lr-tb"/>
    </style:style>
    <style:style style:name="Table1.A" style:family="table-column">
      <style:table-column-properties style:column-width="89.43mm"/>
    </style:style>
    <style:style style:name="Table1.B" style:family="table-column">
      <style:table-column-properties style:column-width="14.02mm"/>
    </style:style>
    <style:style style:name="Table1.C" style:family="table-column">
      <style:table-column-properties style:column-width="23.53mm"/>
    </style:style>
    <style:style style:name="Table1.1" style:family="table-row">
      <style:table-row-properties style:row-height="3.93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.99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margin-left="30.48mm" fo:margin-right="0mm" fo:line-height="86%" fo:text-indent="0mm" style:auto-text-indent="false"/>
    </style:style>
    <style:style style:name="P2" style:family="paragraph" style:parent-style-name="Frame_20_contents">
      <style:paragraph-properties fo:margin-left="2.54mm" fo:margin-right="0mm" fo:margin-top="2.54mm" fo:margin-bottom="1.27mm" fo:line-height="105%" fo:text-indent="0mm" style:auto-text-indent="false"/>
    </style:style>
    <style:style style:name="P3" style:family="paragraph" style:parent-style-name="Frame_20_contents">
      <style:paragraph-properties fo:margin-left="2.54mm" fo:margin-right="48.26mm" fo:line-height="6.9mm" fo:text-indent="0mm" style:auto-text-indent="false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1.27mm" fo:margin-bottom="0mm" fo:line-height="120%"/>
    </style:style>
    <style:style style:name="P6" style:family="paragraph" style:parent-style-name="Standard">
      <style:paragraph-properties fo:margin-top="4.45mm" fo:margin-bottom="0mm"/>
    </style:style>
    <style:style style:name="P7" style:family="paragraph" style:parent-style-name="Standard">
      <style:paragraph-properties fo:margin-top="4.45mm" fo:margin-bottom="0mm" fo:text-align="center" style:justify-single-word="false"/>
    </style:style>
    <style:style style:name="P8" style:family="paragraph" style:parent-style-name="Standard">
      <style:paragraph-properties fo:margin-left="7.37mm" fo:margin-right="0mm" fo:line-height="90%" fo:text-indent="0mm" style:auto-text-indent="false"/>
    </style:style>
    <style:style style:name="P9" style:family="paragraph" style:parent-style-name="Standard">
      <style:paragraph-properties fo:margin-left="7.37mm" fo:margin-right="0mm" fo:margin-top="9.53mm" fo:margin-bottom="0mm" fo:line-height="85%" fo:text-indent="0mm" style:auto-text-indent="false"/>
    </style:style>
    <style:style style:name="P10" style:family="paragraph" style:parent-style-name="Standard">
      <style:paragraph-properties fo:margin-left="0mm" fo:margin-right="8.89mm" fo:line-height="85%" fo:text-align="end" style:justify-single-word="false" fo:text-indent="0mm" style:auto-text-indent="false"/>
    </style:style>
    <style:style style:name="P11" style:family="paragraph" style:parent-style-name="Standard">
      <style:paragraph-properties fo:margin-left="0mm" fo:margin-right="104.14mm" fo:margin-top="5.08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65.33mm" style:leader-style="dotted" style:leader-text="."/>
          <style:tab-stop style:position="124.39mm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72.39mm" fo:margin-right="0mm" fo:margin-top="9.53mm" fo:margin-bottom="0mm" fo:text-indent="0mm" style:auto-text-indent="false">
        <style:tab-stops>
          <style:tab-stop style:position="85.09mm" style:type="char" style:char="."/>
          <style:tab-stop style:position="102.75mm" style:type="right"/>
          <style:tab-stop style:position="157.09mm" style:type="right" style:leader-style="dotted" style:leader-text="."/>
        </style:tab-stops>
      </style:paragraph-properties>
    </style:style>
    <style:style style:name="P14" style:family="paragraph" style:parent-style-name="Standard" style:list-style-name="WWNum1">
      <style:paragraph-properties fo:margin-left="72.39mm" fo:margin-right="0mm" fo:margin-top="5.08mm" fo:margin-bottom="0mm" fo:text-indent="0mm" style:auto-text-indent="false">
        <style:tab-stops>
          <style:tab-stop style:position="85.09mm" style:type="char" style:char="."/>
          <style:tab-stop style:position="102.75mm" style:type="right"/>
          <style:tab-stop style:position="157.09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66.04mm" fo:margin-right="0mm" fo:margin-top="5.08mm" fo:margin-bottom="0mm" fo:text-indent="0mm" style:auto-text-indent="false">
        <style:tab-stops>
          <style:tab-stop style:position="156.53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66.04mm" fo:margin-right="0mm" fo:margin-top="3.81mm" fo:margin-bottom="3.81mm" fo:text-indent="0mm" style:auto-text-indent="false">
        <style:tab-stops>
          <style:tab-stop style:position="156.53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mm" fo:margin-bottom="3.18mm"/>
    </style:style>
    <style:style style:name="P18" style:family="paragraph" style:parent-style-name="Standard" style:master-page-name="Standard">
      <style:paragraph-properties fo:line-height="0%" style:page-number="auto"/>
    </style:style>
    <style:style style:name="P19" style:family="paragraph" style:parent-style-name="Standard">
      <style:paragraph-properties fo:margin-left="0mm" fo:margin-right="69.85mm" fo:margin-top="3.81mm" fo:margin-bottom="0mm" fo:line-height="200%" fo:text-indent="0mm" style:auto-text-indent="false"/>
    </style:style>
    <style:style style:name="P20" style:family="paragraph" style:parent-style-name="Standard">
      <style:paragraph-properties fo:margin-top="3.81mm" fo:margin-bottom="0mm" fo:line-height="86%">
        <style:tab-stops>
          <style:tab-stop style:position="54.93mm" style:type="right"/>
        </style:tab-stops>
      </style:paragraph-properties>
    </style:style>
    <style:style style:name="P21" style:family="paragraph" style:parent-style-name="Standard">
      <style:paragraph-properties fo:margin-left="44.45mm" fo:margin-right="0mm" fo:margin-top="0.64mm" fo:margin-bottom="0mm" fo:line-height="85%" fo:text-indent="0mm" style:auto-text-indent="false"/>
    </style:style>
    <style:style style:name="P22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letter-spacing="-0.14mm" style:text-scale="105%"/>
    </style:style>
    <style:style style:name="T2" style:family="text">
      <style:text-properties fo:color="#000000" style:font-name="Times New Roman" fo:font-size="12pt" fo:letter-spacing="-0.14mm" style:font-size-asian="12pt" style:text-scale="105%"/>
    </style:style>
    <style:style style:name="T3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1mm" style:font-size-asian="12pt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0.78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0.81mm" style:font-size-asian="12pt" style:text-scale="105%"/>
    </style:style>
    <style:style style:name="T11" style:family="text">
      <style:text-properties fo:color="#000000" style:font-name="Times New Roman" fo:font-size="12pt" fo:letter-spacing="-0.26mm" style:font-size-asian="12pt" style:text-scale="105%"/>
    </style:style>
    <style:style style:name="T12" style:family="text">
      <style:text-properties fo:color="#000000" style:font-name="Times New Roman" fo:letter-spacing="-0.11mm" style:text-scale="105%"/>
    </style:style>
    <style:style style:name="T13" style:family="text">
      <style:text-properties fo:color="#000000" style:font-name="Times New Roman" style:text-scale="105%"/>
    </style:style>
    <style:style style:name="T14" style:family="text">
      <style:text-properties fo:color="#000000" style:font-name="Times New Roman" fo:font-size="9.5pt" fo:letter-spacing="-0.05mm" style:font-size-asian="9.5pt" style:text-scale="110%"/>
    </style:style>
    <style:style style:name="T15" style:family="text">
      <style:text-properties fo:color="#000000" style:font-name="Times New Roman" fo:font-size="9.5pt" fo:letter-spacing="-0.04mm" style:font-size-asian="9.5pt" style:text-scale="110%"/>
    </style:style>
    <style:style style:name="T16" style:family="text">
      <style:text-properties fo:color="#000000" style:font-name="Times New Roman" fo:letter-spacing="-0.07mm" style:text-scale="105%"/>
    </style:style>
    <style:style style:name="T17" style:family="text">
      <style:text-properties fo:color="#000000" style:font-name="Times New Roman" fo:letter-spacing="-0.12mm" style:text-scale="105%"/>
    </style:style>
    <style:style style:name="T18" style:family="text">
      <style:text-properties fo:color="#000000" style:font-name="Times New Roman" fo:letter-spacing="-0.18mm" style:text-scale="105%"/>
    </style:style>
    <style:style style:name="T19" style:family="text">
      <style:text-properties fo:color="#000000" style:font-name="Arial" fo:font-size="26.5pt" fo:font-weight="bold" style:font-size-asian="26.5pt" style:font-weight-asian="bold"/>
    </style:style>
    <style:style style:name="T20" style:family="text">
      <style:text-properties style:text-scale="105%"/>
    </style:style>
    <style:style style:name="T21" style:family="text">
      <style:text-properties fo:letter-spacing="-0.11mm" style:text-scale="105%"/>
    </style:style>
    <style:style style:name="T22" style:family="text">
      <style:text-properties fo:letter-spacing="5.34mm" style:text-scale="105%"/>
    </style:style>
    <style:style style:name="T23" style:family="text">
      <style:text-properties fo:letter-spacing="-0.05mm" style:text-scale="105%"/>
    </style:style>
    <style:style style:name="T24" style:family="text">
      <style:text-properties fo:letter-spacing="0.28mm" style:text-scale="105%"/>
    </style:style>
    <style:style style:name="T25" style:family="text">
      <style:text-properties fo:letter-spacing="0.65mm" style:text-scale="105%"/>
    </style:style>
    <style:style style:name="T26" style:family="text">
      <style:text-properties fo:letter-spacing="-0.02mm" style:text-scale="105%"/>
    </style:style>
    <style:style style:name="T27" style:family="text">
      <style:text-properties fo:letter-spacing="-0.04mm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3">THE COMPANIES ACT <text:line-break/></text:span><text:span text:style-name="T5">(CHAPTER 50) <text:line-break/></text:span><text:span text:style-name="T7">SECTION 308 (3) and (4)</text:span></text:p>
            <text:p text:style-name="P7"><text:span text:style-name="T7">RETURN BY LIQUIDATOR RELATING <text:line-break/>TO FINAL MEETING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13">FORM</text:span></text:p>
            <text:p text:style-name="P9"><text:span text:style-name="T19">69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0"><text:span text:style-name="T4">Folio No</text:span></text:p>
      <text:p text:style-name="Standard"><text:span text:style-name="T6">Name of Company:</text:span></text:p>
      <text:p text:style-name="P6"><text:span text:style-name="T4">Company No:</text:span></text:p>
      <text:p text:style-name="P11"><text:span text:style-name="T2">The Registrar of Companies &amp; Businesses, </text:span><text:span text:style-name="T4">Singapore</text:span></text:p>
      <text:p text:style-name="Standard"><text:span text:style-name="T20"><text:tab/></text:span>*I/We, …………………………………………………………….. of………………………………………………………………………………..</text:p>
      <text:p text:style-name="Standard"><text:tab/>…………………………………………………*NRIC/Passport No: ……………………………………………………………..<text:tab/> and</text:p>
      <text:p text:style-name="Standard"><text:tab/>………………………………………………………………….. of ………………………………………………………………………………….<text:tab/></text:p>
      <text:p text:style-name="Standard"><text:s text:c="2"/>……………………………………………………..*NRIC/Passport No: …………………………………………………………………………. <text:s/>,<text:span text:style-name="T22"> </text:span><text:span text:style-name="T23">the liquidator(s) of the abovenamed company, hereby inform you that *a general meeting of the </text:span><text:span text:style-name="T24">company/a meeting of the company and the creditors of the company, summoned for </text:span><text:span text:style-name="T25"><text:s text:c="2"/>, for the purpose of laying before the meeting an account (a copy of </text:span><text:span text:style-name="T26">which is attached to this return) showing how the winding up has been conducted and the property </text:span><text:span text:style-name="T27">has been disposed of and of giving any explanation of the account, *was duly held on that date/was </text:span><text:span text:style-name="T21">not attended by the necessary quorum.</text:span></text:p>
      <text:p text:style-name="P12"><text:span text:style-name="T6">Dated this <text:tab/></text:span><text:span text:style-name="T4">day of<text:tab/></text:span></text:p>
      <text:list xml:id="list20572327411" text:style-name="WWNum1">
        <text:list-item>
          <text:p text:style-name="P13"><text:span text:style-name="T8">Signature: <text:tab/></text:span></text:p>
        </text:list-item>
      </text:list>
      <text:p text:style-name="P15"><text:span text:style-name="T9">Name of Liquidator: <text:tab/></text:span></text:p>
      <text:list xml:id="list1109095742" text:continue-numbering="true" text:style-name="WWNum1">
        <text:list-item>
          <text:p text:style-name="P14"><text:span text:style-name="T10">Signature: <text:tab/></text:span></text:p>
        </text:list-item>
      </text:list>
      <text:p text:style-name="P16"><text:span text:style-name="T9">Name of Liquidator: <text:tab/></text:span></text:p>
      <text:p text:style-name="P5"><text:span text:style-name="T14">* Delete where inapplicable.</text:span></text:p>
      <text:p text:style-name="P17"><text:span text:style-name="T15">t If there is more than one liquidator, all liquidators must sign.</text:span></text:p>
      <text:p text:style-name="Standard"/>
      <text:section text:style-name="Sect1" text:name="TextSection">
        <text:p text:style-name="P22"><draw:frame draw:style-name="fr1" text:anchor-type="paragraph" svg:x="108.73mm" svg:y="195.7mm" svg:width="83.96mm" svg:height="3.88mm" draw:z-index="2"><draw:text-box><text:p text:style-name="P1"><text:span text:style-name="T16">For Official Use</text:span></text:p></draw:text-box></draw:frame><text:span text:style-name="T1">Lodged in the office of the Registrar of Companies &amp; </text:span><text:span text:style-name="T16">Businesses by</text:span></text:p>
        <text:p text:style-name="P19"><draw:frame draw:style-name="fr1" text:anchor-type="paragraph" svg:x="93.84mm" svg:y="3.6mm" svg:width="83.96mm" svg:height="22.51mm" draw:z-index="5"><draw:text-box><text:p text:style-name="P3"><text:span text:style-name="T11">Date of Registration: </text:span><text:span text:style-name="T12">Receipt No:</text:span></text:p><text:p text:style-name="P2"><text:span text:style-name="T13">Checked By:</text:span></text:p></draw:text-box></draw:frame><text:span text:style-name="T13">Name: </text:span><text:span text:style-name="T17">Address:</text:span></text:p>
        <text:p text:style-name="P20"><text:span text:style-name="T18">A/c No:<text:tab/></text:span><text:span text:style-name="T13">Tel No:</text:span></text:p>
        <text:p text:style-name="P21"><text:span text:style-name="T1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78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3.26mm" fo:margin-left="17.99mm" fo:margin-right="13.37mm" style:writing-mode="lr-tb" style:layout-grid-color="#c0c0c0" style:layout-grid-lines="267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54:00</meta:creation-date>
    <dc:date>2015-12-21T08:57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26" meta:word-count="190" meta:character-count="1295" meta:non-whitespace-character-count="11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